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2cm"/>
    </style:style>
    <style:style style:name="gr4" style:family="graphic" style:parent-style-name="objectwithoutfill">
      <style:graphic-properties svg:stroke-color="#ffffff" draw:marker-end="Arrow" draw:marker-end-width="0.3cm" draw:fill="none" draw:fill-color="#000000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19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8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0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1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xml:id="id1" draw:id="id1" draw:layer="layout" svg:width="2.085cm" svg:height="0.962cm" svg:x="12.7cm" svg:y="9.398cm">
          <draw:text-box>
            <text:p>home</text:p>
          </draw:text-box>
        </draw:frame>
        <draw:frame draw:style-name="gr2" draw:text-style-name="P1" xml:id="id2" draw:id="id2" draw:layer="layout" svg:width="2.013cm" svg:height="0.962cm" svg:x="17.526cm" svg:y="5.896cm">
          <draw:text-box>
            <text:p>log in</text:p>
          </draw:text-box>
        </draw:frame>
        <draw:frame draw:style-name="gr3" draw:text-style-name="P1" xml:id="id3" draw:id="id3" draw:layer="layout" svg:width="2.542cm" svg:height="0.962cm" svg:x="17.018cm" svg:y="12.192cm">
          <draw:text-box>
            <text:p>sign up</text:p>
          </draw:text-box>
        </draw:frame>
        <draw:connector draw:style-name="gr4" draw:text-style-name="P2" draw:layer="layout" svg:x1="13.742cm" svg:y1="9.398cm" svg:x2="17.526cm" svg:y2="6.377cm" draw:start-shape="id1" draw:start-glue-point="0" draw:end-shape="id2" draw:end-glue-point="3" svg:d="M13742 9398v-3021h3784" svg:viewBox="0 0 3785 3022">
          <text:p/>
        </draw:connector>
        <draw:connector draw:style-name="gr4" draw:text-style-name="P2" draw:layer="layout" draw:line-skew="-1.359cm" svg:x1="13.801cm" svg:y1="10.69cm" svg:x2="17.018cm" svg:y2="12.673cm" draw:end-shape="id3" draw:end-glue-point="3" svg:d="M13801 10690v1983h3217" svg:viewBox="0 0 3218 1984">
          <text:p/>
        </draw:connector>
        <draw:frame draw:style-name="gr5" draw:text-style-name="P1" xml:id="id4" draw:id="id4" draw:layer="layout" svg:width="4.519cm" svg:height="1.673cm" svg:x="2.794cm" svg:y="7.366cm">
          <draw:text-box>
            <text:p>brief summary</text:p>
            <text:p>of events</text:p>
          </draw:text-box>
        </draw:frame>
        <draw:connector draw:style-name="gr4" draw:text-style-name="P2" draw:layer="layout" svg:x1="12.7cm" svg:y1="9.879cm" svg:x2="7.313cm" svg:y2="8.202cm" draw:start-shape="id1" draw:start-glue-point="3" draw:end-shape="id4" draw:end-glue-point="1" svg:d="M12700 9879h-2693v-1677h-2694" svg:viewBox="0 0 5388 1678">
          <text:p/>
        </draw:connector>
        <presentation:notes draw:style-name="dp2">
          <draw:page-thumbnail draw:style-name="gr6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style-name="gr1" draw:text-style-name="P1" xml:id="id5" draw:id="id5" draw:layer="layout" svg:width="2.085cm" svg:height="0.962cm" svg:x="12.954cm" svg:y="9.398cm">
          <draw:text-box>
            <text:p>home</text:p>
          </draw:text-box>
        </draw:frame>
        <draw:frame draw:style-name="gr7" draw:text-style-name="P1" xml:id="id6" draw:id="id6" draw:layer="layout" svg:width="2.225cm" svg:height="0.962cm" svg:x="15.748cm" svg:y="3.864cm">
          <draw:text-box>
            <text:p>profile</text:p>
          </draw:text-box>
        </draw:frame>
        <draw:frame draw:style-name="gr8" draw:text-style-name="P1" xml:id="id8" draw:id="id8" draw:layer="layout" svg:width="4.867cm" svg:height="0.962cm" svg:x="19.05cm" svg:y="8.69cm">
          <draw:text-box>
            <text:p>view purchases</text:p>
          </draw:text-box>
        </draw:frame>
        <draw:frame draw:style-name="gr9" draw:text-style-name="P1" xml:id="id9" draw:id="id9" draw:layer="layout" svg:width="2.898cm" svg:height="0.962cm" svg:x="16.152cm" svg:y="13.462cm">
          <draw:text-box>
            <text:p>favorites</text:p>
          </draw:text-box>
        </draw:frame>
        <draw:frame draw:style-name="gr10" draw:text-style-name="P1" xml:id="id7" draw:id="id7" draw:layer="layout" svg:width="2.369cm" svg:height="0.962cm" svg:x="7.537cm" svg:y="6.404cm">
          <draw:text-box>
            <text:p>events</text:p>
          </draw:text-box>
        </draw:frame>
        <draw:connector draw:style-name="gr4" draw:text-style-name="P2" draw:layer="layout" svg:x1="13.996cm" svg:y1="9.398cm" svg:x2="15.748cm" svg:y2="4.345cm" draw:start-shape="id5" draw:start-glue-point="0" draw:end-shape="id6" draw:end-glue-point="3" svg:d="M13996 9398v-5053h1752" svg:viewBox="0 0 1753 5054">
          <text:p/>
        </draw:connector>
        <draw:connector draw:style-name="gr4" draw:text-style-name="P2" draw:layer="layout" svg:x1="12.954cm" svg:y1="9.879cm" svg:x2="9.906cm" svg:y2="6.885cm" draw:start-shape="id5" draw:start-glue-point="3" draw:end-shape="id7" draw:end-glue-point="1" svg:d="M12954 9879h-1524v-2994h-1524" svg:viewBox="0 0 3049 2995">
          <text:p/>
        </draw:connector>
        <draw:connector draw:style-name="gr4" draw:text-style-name="P2" draw:layer="layout" svg:x1="15.039cm" svg:y1="9.879cm" svg:x2="19.05cm" svg:y2="9.171cm" draw:start-shape="id5" draw:start-glue-point="1" draw:end-shape="id8" svg:d="M15039 9879h2006v-708h2005" svg:viewBox="0 0 4012 709">
          <text:p/>
        </draw:connector>
        <draw:connector draw:style-name="gr4" draw:text-style-name="P2" draw:layer="layout" svg:x1="13.996cm" svg:y1="10.36cm" svg:x2="16.152cm" svg:y2="13.943cm" draw:start-shape="id5" draw:start-glue-point="2" draw:end-shape="id9" draw:end-glue-point="3" svg:d="M13996 10360v3583h2156" svg:viewBox="0 0 2157 3584">
          <text:p/>
        </draw:connector>
        <draw:frame draw:style-name="gr11" draw:text-style-name="P1" xml:id="id10" draw:id="id10" draw:layer="layout" svg:width="3.584cm" svg:height="0.962cm" svg:x="0.254cm" svg:y="1.578cm">
          <draw:text-box>
            <text:p>event?id=x</text:p>
          </draw:text-box>
        </draw:frame>
        <draw:connector draw:style-name="gr4" draw:text-style-name="P2" draw:layer="layout" svg:x1="8.721cm" svg:y1="6.404cm" svg:x2="3.838cm" svg:y2="2.059cm" draw:start-shape="id7" draw:start-glue-point="0" draw:end-shape="id10" draw:end-glue-point="1" svg:d="M8721 6404v-4345h-4883" svg:viewBox="0 0 4884 4346">
          <text:p/>
        </draw:connector>
        <draw:frame draw:style-name="gr12" draw:text-style-name="P1" xml:id="id11" draw:id="id11" draw:layer="layout" svg:width="3.499cm" svg:height="0.962cm" svg:x="0.762cm" svg:y="4.064cm">
          <draw:text-box>
            <text:p>buy tickets</text:p>
          </draw:text-box>
        </draw:frame>
        <draw:frame draw:style-name="gr13" draw:text-style-name="P1" xml:id="id12" draw:id="id12" draw:layer="layout" svg:width="3.106cm" svg:height="0.962cm" svg:x="2.286cm" svg:y="6.404cm">
          <draw:text-box>
            <text:p>purchase</text:p>
          </draw:text-box>
        </draw:frame>
        <draw:frame draw:style-name="gr14" draw:text-style-name="P1" xml:id="id13" draw:id="id13" draw:layer="layout" svg:width="3.601cm" svg:height="0.962cm" svg:x="0cm" svg:y="10.722cm">
          <draw:text-box>
            <text:p>s_payment</text:p>
          </draw:text-box>
        </draw:frame>
        <draw:frame draw:style-name="gr15" draw:text-style-name="P1" xml:id="id14" draw:id="id14" draw:layer="layout" svg:width="3.461cm" svg:height="0.962cm" svg:x="4.413cm" svg:y="10.722cm">
          <draw:text-box>
            <text:p>f_payment</text:p>
          </draw:text-box>
        </draw:frame>
        <draw:connector draw:style-name="gr4" draw:text-style-name="P2" draw:layer="layout" draw:line-skew="-0.254cm" svg:x1="2.046cm" svg:y1="2.54cm" svg:x2="2.511cm" svg:y2="4.064cm" draw:start-shape="id10" draw:start-glue-point="2" draw:end-shape="id11" draw:end-glue-point="0" svg:d="M2046 2540v508h465v1016" svg:viewBox="0 0 466 1525">
          <text:p/>
        </draw:connector>
        <draw:connector draw:style-name="gr4" draw:text-style-name="P2" draw:layer="layout" svg:x1="2.511cm" svg:y1="5.026cm" svg:x2="3.839cm" svg:y2="6.404cm" draw:start-shape="id11" draw:start-glue-point="2" draw:end-shape="id12" draw:end-glue-point="0" svg:d="M2511 5026v689h1328v689" svg:viewBox="0 0 1329 1379">
          <text:p/>
        </draw:connector>
        <draw:connector draw:style-name="gr4" draw:text-style-name="P2" draw:layer="layout" svg:x1="3.839cm" svg:y1="7.366cm" svg:x2="1.8cm" svg:y2="10.722cm" draw:start-shape="id12" draw:start-glue-point="2" draw:end-shape="id13" draw:end-glue-point="0" svg:d="M3839 7366v1678h-2039v1678" svg:viewBox="0 0 2040 3357">
          <text:p/>
        </draw:connector>
        <draw:connector draw:style-name="gr4" draw:text-style-name="P2" draw:layer="layout" svg:x1="3.839cm" svg:y1="7.366cm" svg:x2="6.143cm" svg:y2="10.722cm" draw:start-shape="id12" draw:start-glue-point="2" draw:end-shape="id14" svg:d="M3839 7366v1678h2304v1678" svg:viewBox="0 0 2305 3357">
          <text:p/>
        </draw:connector>
        <presentation:notes draw:style-name="dp2">
          <draw:page-thumbnail draw:style-name="gr6" draw:layer="layout" svg:width="14.848cm" svg:height="11.135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1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1T20:03:51.091932488</meta:creation-date>
    <dc:date>2017-10-21T20:23:58.144965024</dc:date>
    <meta:editing-duration>PT8M31S</meta:editing-duration>
    <meta:editing-cycles>2</meta:editing-cycles>
    <meta:generator>LibreOffice/5.1.4.2$Linux_x86 LibreOffice_project/10m0$Build-2</meta:generator>
    <meta:document-statistic meta:object-count="51"/>
  </office:meta>
</office:document-meta>
</file>